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0.161cm" fo:min-width="0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285cm" fo:min-width="1.035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16cm" fo:min-width="0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286cm" fo:min-width="1.03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0.579cm" svg:height="0.579cm" svg:x="6.774cm" svg:y="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79cm" svg:height="0.579cm" svg:x="3.3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79cm" svg:height="0.579cm" svg:x="4.169cm" svg:y="4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579cm" svg:height="0.579cm" svg:x="6.63cm" svg:y="9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8cm" svg:height="0.579cm" svg:x="9.09cm" svg:y="4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79cm" svg:height="0.579cm" svg:x="3.8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171cm" svg:height="2.171cm" svg:x="5.906cm" svg:y="5.309cm">
          <text:p text:style-name="P2"><text:span text:style-name="T1">Super</text:span></text:p>
          <text:p text:style-name="P2"><text:span text:style-name="T1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374cm" svg:y1="8.867cm" svg:x2="6.224cm" svg:y2="7.162cm" draw:start-shape="id1" draw:start-glue-point="11" draw:end-shape="id2" draw:end-glue-point="7" svg:d="M4374 8867l1850-1705" svg:viewBox="0 0 1851 1706">
          <text:p/>
        </draw:connector>
        <draw:connector draw:style-name="gr3" draw:text-style-name="P4" draw:layer="layout" draw:type="line" svg:x1="3.879cm" svg:y1="6.322cm" svg:x2="5.906cm" svg:y2="6.395cm" draw:start-shape="id3" draw:start-glue-point="10" draw:end-shape="id2" draw:end-glue-point="6" svg:d="M3879 6322l2027 73" svg:viewBox="0 0 2028 74">
          <text:p/>
        </draw:connector>
        <draw:connector draw:style-name="gr3" draw:text-style-name="P4" draw:layer="layout" draw:type="line" svg:x1="4.664cm" svg:y1="4.501cm" svg:x2="6.224cm" svg:y2="5.627cm" draw:start-shape="id4" draw:start-glue-point="9" draw:end-shape="id2" draw:end-glue-point="5" svg:d="M4664 4501l1560 1126" svg:viewBox="0 0 1561 1127">
          <text:p/>
        </draw:connector>
        <draw:connector draw:style-name="gr3" draw:text-style-name="P4" draw:layer="layout" draw:type="line" svg:x1="7.064cm" svg:y1="3.571cm" svg:x2="6.992cm" svg:y2="5.309cm" draw:start-shape="id5" draw:start-glue-point="8" draw:end-shape="id2" draw:end-glue-point="4" svg:d="M7064 3571l-72 1738" svg:viewBox="0 0 73 1739">
          <text:p/>
        </draw:connector>
        <draw:connector draw:style-name="gr3" draw:text-style-name="P4" draw:layer="layout" draw:type="line" svg:x1="9.175cm" svg:y1="4.501cm" svg:x2="7.759cm" svg:y2="5.627cm" draw:start-shape="id6" draw:start-glue-point="7" draw:end-shape="id2" draw:end-glue-point="11" svg:d="M9175 4501l-1416 1126" svg:viewBox="0 0 1417 1127">
          <text:p/>
        </draw:connector>
        <draw:connector draw:style-name="gr3" draw:text-style-name="P4" draw:layer="layout" draw:type="line" svg:x1="6.92cm" svg:y1="9.651cm" svg:x2="6.992cm" svg:y2="7.48cm" draw:start-shape="id7" draw:start-glue-point="4" draw:end-shape="id2" draw:end-glue-point="8" svg:d="M6920 9651l72-2171" svg:viewBox="0 0 73 2172">
          <text:p/>
        </draw:connector>
        <draw:custom-shape draw:style-name="gr1" draw:text-style-name="P1" xml:id="id11" draw:id="id11" draw:layer="layout" svg:width="0.579cm" svg:height="0.579cm" svg:x="13.433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579cm" svg:height="0.579cm" svg:x="9.959cm" svg:y="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579cm" svg:height="0.579cm" svg:x="10.828cm" svg:y="2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579cm" svg:height="0.579cm" svg:x="16.763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" draw:id="id14" draw:layer="layout" svg:width="0.579cm" svg:height="0.58cm" svg:x="16.039cm" svg:y="7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579cm" svg:height="0.579cm" svg:x="15.75cm" svg:y="2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2.171cm" svg:height="2.172cm" svg:x="12.565cm" svg:y="3.716cm">
          <text:p text:style-name="P2"><text:span text:style-name="T1">Super</text:span></text:p>
          <text:p text:style-name="P2"><text:span text:style-name="T1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538cm" svg:y1="4.73cm" svg:x2="12.565cm" svg:y2="4.802cm" draw:start-shape="id8" draw:start-glue-point="10" draw:end-shape="id9" draw:end-glue-point="6" svg:d="M10538 4730l2027 72" svg:viewBox="0 0 2028 73">
          <text:p/>
        </draw:connector>
        <draw:connector draw:style-name="gr3" draw:text-style-name="P4" draw:layer="layout" draw:type="line" svg:x1="11.323cm" svg:y1="2.908cm" svg:x2="12.883cm" svg:y2="4.034cm" draw:start-shape="id10" draw:start-glue-point="9" draw:end-shape="id9" draw:end-glue-point="5" svg:d="M11323 2908l1560 1126" svg:viewBox="0 0 1561 1127">
          <text:p/>
        </draw:connector>
        <draw:connector draw:style-name="gr3" draw:text-style-name="P4" draw:layer="layout" draw:type="line" svg:x1="13.723cm" svg:y1="1.979cm" svg:x2="13.651cm" svg:y2="3.716cm" draw:start-shape="id11" draw:start-glue-point="8" draw:end-shape="id9" draw:end-glue-point="4" svg:d="M13723 1979l-72 1737" svg:viewBox="0 0 73 1738">
          <text:p/>
        </draw:connector>
        <draw:connector draw:style-name="gr3" draw:text-style-name="P4" draw:layer="layout" draw:type="line" svg:x1="15.834cm" svg:y1="2.908cm" svg:x2="14.418cm" svg:y2="4.034cm" draw:start-shape="id12" draw:start-glue-point="7" draw:end-shape="id9" draw:end-glue-point="11" svg:d="M15834 2908l-1416 1126" svg:viewBox="0 0 1417 1127">
          <text:p/>
        </draw:connector>
        <draw:connector draw:style-name="gr3" draw:text-style-name="P4" draw:layer="layout" draw:type="line" svg:x1="16.763cm" svg:y1="4.875cm" svg:x2="14.736cm" svg:y2="4.802cm" draw:start-shape="id13" draw:start-glue-point="6" draw:end-shape="id9" draw:end-glue-point="10" svg:d="M16763 4875l-2027-73" svg:viewBox="0 0 2028 74">
          <text:p/>
        </draw:connector>
        <draw:connector draw:style-name="gr3" draw:text-style-name="P4" draw:layer="layout" draw:type="line" svg:x1="16.123cm" svg:y1="7.275cm" svg:x2="14.418cm" svg:y2="5.57cm" draw:start-shape="id14" draw:start-glue-point="5" draw:end-shape="id9" draw:end-glue-point="9" svg:d="M16123 7275l-1705-1705" svg:viewBox="0 0 1706 1706">
          <text:p/>
        </draw:connector>
        <draw:custom-shape draw:style-name="gr1" draw:text-style-name="P1" xml:id="id18" draw:id="id18" draw:layer="layout" svg:width="0.579cm" svg:height="0.579cm" svg:x="17.921cm" svg:y="10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579cm" svg:height="0.579cm" svg:x="17.487cm" svg:y="13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579cm" svg:height="0.579cm" svg:x="14.591cm" svg:y="1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579cm" svg:height="0.579cm" svg:x="16.908cm" svg:y="8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579cm" svg:height="0.579cm" svg:x="11.986cm" svg:y="1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2.171cm" svg:height="2.172cm" svg:x="13.723cm" svg:y="9.796cm">
          <text:p text:style-name="P2"><text:span text:style-name="T1">Super</text:span></text:p>
          <text:p text:style-name="P2"><text:span text:style-name="T1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2.481cm" svg:y1="13.21cm" svg:x2="14.041cm" svg:y2="11.65cm" draw:start-shape="id15" draw:start-glue-point="11" draw:end-shape="id16" draw:end-glue-point="7" svg:d="M12481 13210l1560-1560" svg:viewBox="0 0 1561 1561">
          <text:p/>
        </draw:connector>
        <draw:connector draw:style-name="gr3" draw:text-style-name="P4" draw:layer="layout" draw:type="line" svg:x1="16.992cm" svg:y1="8.988cm" svg:x2="15.576cm" svg:y2="10.114cm" draw:start-shape="id17" draw:start-glue-point="7" draw:end-shape="id16" draw:end-glue-point="11" svg:d="M16992 8988l-1416 1126" svg:viewBox="0 0 1417 1127">
          <text:p/>
        </draw:connector>
        <draw:connector draw:style-name="gr3" draw:text-style-name="P4" draw:layer="layout" draw:type="line" svg:x1="17.921cm" svg:y1="10.955cm" svg:x2="15.894cm" svg:y2="10.882cm" draw:start-shape="id18" draw:start-glue-point="6" draw:end-shape="id16" draw:end-glue-point="10" svg:d="M17921 10955l-2027-73" svg:viewBox="0 0 2028 74">
          <text:p/>
        </draw:connector>
        <draw:connector draw:style-name="gr3" draw:text-style-name="P4" draw:layer="layout" draw:type="line" svg:x1="17.571cm" svg:y1="13.789cm" svg:x2="15.576cm" svg:y2="11.65cm" draw:start-shape="id19" draw:start-glue-point="5" draw:end-shape="id16" draw:end-glue-point="9" svg:d="M17571 13789l-1995-2139" svg:viewBox="0 0 1996 2140">
          <text:p/>
        </draw:connector>
        <draw:connector draw:style-name="gr3" draw:text-style-name="P4" draw:layer="layout" draw:type="line" svg:x1="14.881cm" svg:y1="14.284cm" svg:x2="14.809cm" svg:y2="11.968cm" draw:start-shape="id20" draw:start-glue-point="4" draw:end-shape="id16" draw:end-glue-point="8" svg:d="M14881 14284l-72-2316" svg:viewBox="0 0 73 2317">
          <text:p/>
        </draw:connector>
        <draw:custom-shape draw:style-name="gr1" draw:text-style-name="P1" xml:id="id23" draw:id="id23" draw:layer="layout" svg:width="0.579cm" svg:height="0.579cm" svg:x="5.037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579cm" svg:height="0.579cm" svg:x="11.407cm" svg:y="14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579cm" svg:height="0.579cm" svg:x="8.511cm" svg:y="15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579cm" svg:height="0.579cm" svg:x="5.471cm" svg:y="1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2.171cm" svg:height="2.171cm" svg:x="7.643cm" svg:y="10.81cm">
          <text:p text:style-name="P2"><text:span text:style-name="T1">Super</text:span></text:p>
          <text:p text:style-name="P2"><text:span text:style-name="T1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966cm" svg:y1="14.657cm" svg:x2="7.961cm" svg:y2="12.663cm" draw:start-shape="id21" draw:start-glue-point="11" draw:end-shape="id22" draw:end-glue-point="7" svg:d="M5966 14657l1995-1994" svg:viewBox="0 0 1996 1995">
          <text:p/>
        </draw:connector>
        <draw:connector draw:style-name="gr3" draw:text-style-name="P4" draw:layer="layout" draw:type="line" svg:x1="5.616cm" svg:y1="11.823cm" svg:x2="7.643cm" svg:y2="11.896cm" draw:start-shape="id23" draw:start-glue-point="10" draw:end-shape="id22" draw:end-glue-point="6" svg:d="M5616 11823l2027 73" svg:viewBox="0 0 2028 74">
          <text:p/>
        </draw:connector>
        <draw:connector draw:style-name="gr3" draw:text-style-name="P4" draw:layer="layout" draw:type="line" svg:x1="11.491cm" svg:y1="14.657cm" svg:x2="9.496cm" svg:y2="12.663cm" draw:start-shape="id24" draw:start-glue-point="5" draw:end-shape="id22" draw:end-glue-point="9" svg:d="M11491 14657l-1995-1994" svg:viewBox="0 0 1996 1995">
          <text:p/>
        </draw:connector>
        <draw:connector draw:style-name="gr3" draw:text-style-name="P4" draw:layer="layout" draw:type="line" svg:x1="8.801cm" svg:y1="15.442cm" svg:x2="8.729cm" svg:y2="12.981cm" draw:start-shape="id25" draw:start-glue-point="4" draw:end-shape="id22" draw:end-glue-point="8" svg:d="M8801 15442l-72-2461" svg:viewBox="0 0 73 2462">
          <text:p/>
        </draw:connector>
        <draw:connector draw:style-name="gr3" draw:text-style-name="P4" draw:layer="layout" draw:type="line" svg:x1="13.723cm" svg:y1="10.882cm" svg:x2="8.729cm" svg:y2="10.81cm" draw:start-shape="id16" draw:start-glue-point="6" draw:end-shape="id22" draw:end-glue-point="4" svg:d="M13723 10882l-4994-72" svg:viewBox="0 0 4995 73">
          <text:p/>
        </draw:connector>
        <draw:connector draw:style-name="gr3" draw:text-style-name="P4" draw:layer="layout" draw:type="line" svg:x1="8.077cm" svg:y1="6.395cm" svg:x2="8.729cm" svg:y2="10.81cm" draw:start-shape="id2" draw:start-glue-point="10" draw:end-shape="id22" draw:end-glue-point="4" svg:d="M8077 6395l652 4415" svg:viewBox="0 0 653 4416">
          <text:p/>
        </draw:connector>
        <draw:connector draw:style-name="gr3" draw:text-style-name="P4" draw:layer="layout" draw:type="line" svg:x1="8.729cm" svg:y1="10.81cm" svg:x2="12.883cm" svg:y2="5.57cm" draw:start-shape="id22" draw:start-glue-point="4" draw:end-shape="id9" draw:end-glue-point="7" svg:d="M8729 10810l4154-5240" svg:viewBox="0 0 4155 5241">
          <text:p/>
        </draw:connector>
        <draw:connector draw:style-name="gr3" draw:text-style-name="P4" draw:layer="layout" draw:type="line" svg:x1="8.077cm" svg:y1="6.395cm" svg:x2="12.883cm" svg:y2="5.57cm" draw:start-shape="id2" draw:start-glue-point="10" draw:end-shape="id9" draw:end-glue-point="7" svg:d="M8077 6395l4806-825" svg:viewBox="0 0 4807 826">
          <text:p/>
        </draw:connector>
        <draw:connector draw:style-name="gr3" draw:text-style-name="P4" draw:layer="layout" draw:type="line" svg:x1="12.883cm" svg:y1="5.57cm" svg:x2="13.723cm" svg:y2="10.882cm" draw:start-shape="id9" draw:start-glue-point="7" draw:end-shape="id16" draw:end-glue-point="6" svg:d="M12883 5570l840 5312" svg:viewBox="0 0 841 5313">
          <text:p/>
        </draw:connector>
        <draw:connector draw:style-name="gr3" draw:text-style-name="P4" draw:layer="layout" draw:type="line" svg:x1="8.077cm" svg:y1="6.395cm" svg:x2="13.723cm" svg:y2="10.882cm" draw:start-shape="id2" draw:start-glue-point="10" draw:end-shape="id16" draw:end-glue-point="6" svg:d="M8077 6395l5646 4487" svg:viewBox="0 0 5647 4488">
          <text:p/>
        </draw:connector>
        <draw:connector draw:style-name="gr3" draw:text-style-name="P4" draw:layer="layout" draw:type="line" svg:x1="5.966cm" svg:y1="15.068cm" svg:x2="8.511cm" svg:y2="15.732cm" draw:start-shape="id21" draw:start-glue-point="9" draw:end-shape="id25" draw:end-glue-point="6" svg:d="M5966 15068l2545 664" svg:viewBox="0 0 2546 665">
          <text:p/>
        </draw:connector>
        <draw:connector draw:style-name="gr3" draw:text-style-name="P4" draw:layer="layout" draw:type="line" svg:x1="5.555cm" svg:y1="14.657cm" svg:x2="5.327cm" svg:y2="12.112cm" draw:start-shape="id21" draw:start-glue-point="5" draw:end-shape="id23" draw:end-glue-point="8" svg:d="M5555 14657l-228-2545" svg:viewBox="0 0 229 2546">
          <text:p/>
        </draw:connector>
        <draw:connector draw:style-name="gr3" draw:text-style-name="P4" draw:layer="layout" draw:type="line" svg:x1="5.532cm" svg:y1="12.028cm" svg:x2="8.595cm" svg:y2="15.526cm" draw:start-shape="id23" draw:start-glue-point="9" draw:end-shape="id25" draw:end-glue-point="5" svg:d="M5532 12028l3063 3498" svg:viewBox="0 0 3064 3499">
          <text:p/>
        </draw:connector>
        <draw:connector draw:style-name="gr3" draw:text-style-name="P4" draw:layer="layout" draw:type="line" svg:x1="9.09cm" svg:y1="15.732cm" svg:x2="11.491cm" svg:y2="15.068cm" draw:start-shape="id25" draw:start-glue-point="10" draw:end-shape="id24" draw:end-glue-point="7" svg:d="M9090 15732l2401-664" svg:viewBox="0 0 2402 665">
          <text:p/>
        </draw:connector>
        <draw:connector draw:style-name="gr3" draw:text-style-name="P4" draw:layer="layout" draw:type="line" svg:x1="11.986cm" svg:y1="14.863cm" svg:x2="14.591cm" svg:y2="14.574cm" draw:start-shape="id24" draw:start-glue-point="10" draw:end-shape="id20" draw:end-glue-point="6" svg:d="M11986 14863l2605-289" svg:viewBox="0 0 2606 290">
          <text:p/>
        </draw:connector>
        <draw:connector draw:style-name="gr3" draw:text-style-name="P4" draw:layer="layout" draw:type="line" svg:x1="12.481cm" svg:y1="13.621cm" svg:x2="14.675cm" svg:y2="14.368cm" draw:start-shape="id15" draw:start-glue-point="9" draw:end-shape="id20" draw:end-glue-point="5" svg:d="M12481 13621l2194 747" svg:viewBox="0 0 2195 748">
          <text:p/>
        </draw:connector>
        <draw:connector draw:style-name="gr3" draw:text-style-name="P4" draw:layer="layout" draw:type="line" svg:x1="15.17cm" svg:y1="14.574cm" svg:x2="17.487cm" svg:y2="13.995cm" draw:start-shape="id20" draw:start-glue-point="10" draw:end-shape="id19" draw:end-glue-point="6" svg:d="M15170 14574l2317-579" svg:viewBox="0 0 2318 580">
          <text:p/>
        </draw:connector>
        <draw:connector draw:style-name="gr3" draw:text-style-name="P4" draw:layer="layout" draw:type="line" svg:x1="16.992cm" svg:y1="8.577cm" svg:x2="17.053cm" svg:y2="5.164cm" draw:start-shape="id17" draw:start-glue-point="5" draw:end-shape="id13" draw:end-glue-point="8" svg:d="M16992 8577l61-3413" svg:viewBox="0 0 62 3414">
          <text:p/>
        </draw:connector>
        <draw:line draw:style-name="gr6" draw:text-style-name="P4" draw:layer="layout" svg:x1="6.774cm" svg:y1="2.992cm" svg:x2="13.723cm" svg:y2="1.4cm">
          <text:p/>
        </draw:line>
        <draw:connector draw:style-name="gr3" draw:text-style-name="P4" draw:layer="layout" draw:type="line" svg:x1="9.38cm" svg:y1="4.006cm" svg:x2="10.828cm" svg:y2="2.703cm" draw:start-shape="id6" draw:start-glue-point="4" draw:end-shape="id10" draw:end-glue-point="6" svg:d="M9380 4006l1448-1303" svg:viewBox="0 0 1449 1304">
          <text:p/>
        </draw:connector>
        <draw:connector draw:style-name="gr3" draw:text-style-name="P4" draw:layer="layout" draw:type="line" svg:x1="4.253cm" svg:y1="4.501cm" svg:x2="3.59cm" svg:y2="6.032cm" draw:start-shape="id4" draw:start-glue-point="7" draw:end-shape="id3" draw:end-glue-point="4" svg:d="M4253 4501l-663 1531" svg:viewBox="0 0 664 1532">
          <text:p/>
        </draw:connector>
        <draw:connector draw:style-name="gr3" draw:text-style-name="P4" draw:layer="layout" draw:type="line" svg:x1="4.664cm" svg:y1="4.09cm" svg:x2="6.774cm" svg:y2="3.282cm" draw:start-shape="id4" draw:start-glue-point="11" draw:end-shape="id5" draw:end-glue-point="6" svg:d="M4664 4090l2110-808" svg:viewBox="0 0 2111 809">
          <text:p/>
        </draw:connector>
        <draw:connector draw:style-name="gr3" draw:text-style-name="P4" draw:layer="layout" draw:type="line" svg:x1="3.59cm" svg:y1="6.611cm" svg:x2="3.963cm" svg:y2="8.867cm" draw:start-shape="id3" draw:start-glue-point="8" draw:end-shape="id1" draw:end-glue-point="5" svg:d="M3590 6611l373 2256" svg:viewBox="0 0 374 2257">
          <text:p/>
        </draw:connector>
        <draw:connector draw:style-name="gr3" draw:text-style-name="P4" draw:layer="layout" draw:type="line" svg:x1="6.714cm" svg:y1="10.146cm" svg:x2="5.121cm" svg:y2="11.617cm" draw:start-shape="id7" draw:start-glue-point="7" draw:end-shape="id23" draw:end-glue-point="5" svg:d="M6714 10146l-1593 1471" svg:viewBox="0 0 1594 1472">
          <text:p/>
        </draw:connector>
        <draw:connector draw:style-name="gr3" draw:text-style-name="P4" draw:layer="layout" draw:type="line" svg:x1="15.75cm" svg:y1="2.703cm" svg:x2="14.012cm" svg:y2="1.69cm" draw:start-shape="id12" draw:start-glue-point="6" draw:end-shape="id11" draw:end-glue-point="10" svg:d="M15750 2703l-1738-1013" svg:viewBox="0 0 1739 1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08:57:28.647492054</meta:creation-date>
    <dc:date>2018-03-11T11:32:31.032943366</dc:date>
    <meta:editing-duration>PT9M46S</meta:editing-duration>
    <meta:editing-cycles>6</meta:editing-cycles>
    <meta:generator>LibreOffice/5.4.5.1$Linux_X86_64 LibreOffice_project/40$Build-1</meta:generator>
    <meta:document-statistic meta:object-count="67"/>
  </office:meta>
</office:document-meta>
</file>